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239eb" officeooo:paragraph-rsid="001239eb"/>
    </style:style>
    <style:style style:name="P2" style:family="paragraph" style:parent-style-name="Standard">
      <style:text-properties officeooo:rsid="001239eb" officeooo:paragraph-rsid="0013500c"/>
    </style:style>
    <style:style style:name="P3" style:family="paragraph" style:parent-style-name="Standard">
      <style:text-properties officeooo:rsid="001239eb" officeooo:paragraph-rsid="001494e9"/>
    </style:style>
    <style:style style:name="P4" style:family="paragraph" style:parent-style-name="Standard">
      <style:text-properties officeooo:rsid="001239eb" officeooo:paragraph-rsid="0016285f"/>
    </style:style>
    <style:style style:name="P5" style:family="paragraph" style:parent-style-name="Standard">
      <style:text-properties officeooo:rsid="0016285f" officeooo:paragraph-rsid="0016285f"/>
    </style:style>
    <style:style style:name="T1" style:family="text">
      <style:text-properties officeooo:rsid="0013500c"/>
    </style:style>
    <style:style style:name="T2" style:family="text">
      <style:text-properties officeooo:rsid="001494e9"/>
    </style:style>
    <style:style style:name="T3" style:family="text">
      <style:text-properties officeooo:rsid="0016285f"/>
    </style:style>
    <style:style style:name="T4" style:family="text">
      <style:text-properties officeooo:rsid="001789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사용하는 변수: </text:p>
      <text:p text:style-name="P1"/>
      <text:p text:style-name="P1">enum flavor : 각 카테고리 값, 초기화 값 1</text:p>
      <text:p text:style-name="P1">my_flavor_list(unsigned long) : 카테고리 값을 추가하여 업데이트 가능한 64비트 변수 </text:p>
      <text:p text:style-name="P1"><text:span text:style-name="T2">empty_list</text:span>(unsigned long) : 각 카테고리 값을 비트 연산 할 수 있도록 2진수로 변환한 값을 담을 변수</text:p>
      <text:p text:style-name="P1">service_number(int) : 사용자가 이용할 서비스에 해당하는 숫자를 담는 변수</text:p>
      <text:p text:style-name="P1">flavor_number(int) : <text:span text:style-name="T4">enum에 해당하는 각 요소에 붙는 숫자</text:span></text:p>
      <text:p text:style-name="P1">shift_value(int) : <text:span text:style-name="T4">flavor_number -1로, 쉬프트 연산을 얼마나 할지를 담기 위한 변수</text:span></text:p>
      <text:p text:style-name="P1"/>
      <text:p text:style-name="P1">사용하는 함수 : </text:p>
      <text:p text:style-name="P1">1. main()</text:p>
      <text:p text:style-name="P2"><text:tab/>사용자가 각 서비스를 이용할 수 있는 함수</text:p>
      <text:p text:style-name="P1"><text:tab/>1. 추가하기 2. 삭제하기 3. 검색하기 4. 종료하기</text:p>
      <text:p text:style-name="P1"><text:tab/>1 선택시 추가 함수</text:p>
      <text:p text:style-name="P1"><text:tab/>2 선택시 삭제 함수</text:p>
      <text:p text:style-name="P1"><text:tab/>3 선택시 검색 함수</text:p>
      <text:p text:style-name="P1"><text:tab/>4 선택시 서비스 종료</text:p>
      <text:p text:style-name="P1"><text:tab/>이외의 값을 입력하면 <text:span text:style-name="T1">break;</text:span></text:p>
      <text:p text:style-name="P1"><text:tab/></text:p>
      <text:p text:style-name="P4">2. <text:span text:style-name="T3">void </text:span>add_myflavor(<text:span text:style-name="T3">void</text:span>)</text:p>
      <text:p text:style-name="P3"><text:tab/>1. flavor_number 값 획득</text:p>
      <text:p text:style-name="P2"><text:span text:style-name="T1"><text:tab/>2. empty_list를 1로 초기화</text:span></text:p>
      <text:p text:style-name="P3"><text:tab/>3. flavor_number-1의 값으로 <text:span text:style-name="T2">shift value 설정,</text:span></text:p>
      <text:p text:style-name="P3"><text:span text:style-name="T2"><text:tab/>4. empty_list의 1값을 shift 연산 실행</text:span></text:p>
      <text:p text:style-name="P3"><text:tab/>5. flavor_number =&gt;2진수 변환 완료, 위치 설정 완료</text:p>
      <text:p text:style-name="P3"><text:tab/>6. 변환된 flavor_number가 <text:span text:style-name="T2">my_flavor_list에 존재하는</text:span>지 존재유무 확인, <text:span text:style-name="T1">false반환시<text:tab/>(is_myflavor_exist())</text:span></text:p>
      <text:p text:style-name="P3"><text:tab/>7. 연산 실행</text:p>
      <text:p text:style-name="P3"><text:tab/>8. <text:span text:style-name="T2">my_flavor_list = my_flavor_list | empty_list</text:span><text:tab/><text:span text:style-name="T2">(or 연산자 활용)</text:span></text:p>
      <text:p text:style-name="P3"><text:tab/>9. 다시 <text:span text:style-name="T2">is_myflavor_exist()</text:span></text:p>
      <text:p text:style-name="P3"><text:tab/>10. 유효성 확인, 추가 되었음을 알리고 종료</text:p>
      <text:p text:style-name="P1">* 사용자가 선택한 카테고리 값을 <text:span text:style-name="T1">my_flavor_list에 추가</text:span></text:p>
      <text:p text:style-name="P1"/>
      <text:p text:style-name="P4">3. <text:span text:style-name="T3">void </text:span>delete_myflavor(<text:span text:style-name="T3">void</text:span>)</text:p>
      <text:p text:style-name="P3"><text:tab/>1. flavor_number 값 획득</text:p>
      <text:p text:style-name="P3"><text:span text:style-name="T1"><text:tab/>2. empty_list를 1로 초기화</text:span></text:p>
      <text:p text:style-name="P3"><text:tab/>3. flavor_number-1의 값으로 <text:span text:style-name="T2">shift value 설정,</text:span></text:p>
      <text:p text:style-name="P3"><text:span text:style-name="T2"><text:tab/>4. empty_list의 1값을 shift 연산 실행</text:span></text:p>
      <text:p text:style-name="P4"><text:tab/>5. flavor_number =&gt;2진수 변환 완료, 위치 설정 완료</text:p>
      <text:p text:style-name="P4"><text:tab/>6. 변환된 flavor_number가 <text:span text:style-name="T2">my_flavor_list에 존재하는</text:span>지 존재유무 확인, <text:span text:style-name="T2">true반환시<text:tab/>(is_myflavor_exist())</text:span></text:p>
      <text:p text:style-name="P3"><text:soft-page-break/><text:tab/>7. 연산 실행</text:p>
      <text:p text:style-name="P3"><text:tab/>8. <text:span text:style-name="T2">empty_list의 값 반전(~)</text:span></text:p>
      <text:p text:style-name="P3"><text:tab/>9. 반전된 <text:span text:style-name="T2">empty_list값과 my_flavor_list값 (&amp;)연산자 실행</text:span></text:p>
      <text:p text:style-name="P3"><text:tab/>10. 다시 <text:span text:style-name="T2">is_myflavor_exist()</text:span></text:p>
      <text:p text:style-name="P3"><text:tab/>11. <text:span text:style-name="T2">false 반환시 유효성 확인, 삭제 되었음을 알리고 종료</text:span></text:p>
      <text:p text:style-name="P3"><text:tab/>*사용자가 선택한 카테고리 값을 <text:span text:style-name="T1">my_flavor_list에서 삭제</text:span></text:p>
      <text:p text:style-name="P1"/>
      <text:p text:style-name="P1"><text:span text:style-name="T4">4</text:span>. <text:span text:style-name="T4">int</text:span> is_myflavor_exist()</text:p>
      <text:p text:style-name="P1"><text:tab/>1. <text:span text:style-name="T3">select_flavor()</text:span></text:p>
      <text:p text:style-name="P5"><text:tab/>2. set_list 값과 my_flavor_list (==)비교 연산자</text:p>
      <text:p text:style-name="P5"><text:tab/>3. 같을 경우 true, 아닐경우 false </text:p>
      <text:p text:style-name="P1"><text:tab/>사용자가 선택한 카테고리 값의 존재유무 확인 </text:p>
      <text:p text:style-name="P1"/>
      <text:p text:style-name="P1"><text:span text:style-name="T4">5</text:span>. <text:span text:style-name="T3">int select_flavor(void)</text:span></text:p>
      <text:p text:style-name="P1"><text:span text:style-name="T3"><text:tab/>1. enum 요소 목록에 맞추어 카테고리 값 출력</text:span></text:p>
      <text:p text:style-name="P3"><text:tab/>2. flavor_number 값 획득</text:p>
      <text:p text:style-name="P5"><text:tab/>3. return flavor number;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8:01:28.962298546</meta:creation-date>
    <dc:date>2020-05-28T20:28:44.394546543</dc:date>
    <meta:editing-duration>PT24M33S</meta:editing-duration>
    <meta:editing-cycles>1</meta:editing-cycles>
    <meta:document-statistic meta:table-count="0" meta:image-count="0" meta:object-count="0" meta:page-count="2" meta:paragraph-count="52" meta:word-count="595" meta:character-count="1581" meta:non-whitespace-character-count="1301"/>
    <meta:generator>LibreOffice/6.0.7.3$Linux_X86_64 LibreOffice_project/00m0$Build-3</meta:generator>
  </office:meta>
</office:document-meta>
</file>